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kuda</text:p>
          </table:table-cell>
          <table:table-cell office:value-type="float" office:value="773913411" calcext:value-type="float">
            <text:p>773913411</text:p>
          </table:table-cell>
        </table:table-row>
        <table:table-row table:style-name="ro1">
          <table:table-cell office:value-type="string" calcext:value-type="string">
            <text:p>rudo</text:p>
          </table:table-cell>
          <table:table-cell office:value-type="float" office:value="778392888" calcext:value-type="float">
            <text:p>778392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W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23:03:48.674844227</meta:creation-date>
    <dc:date>2022-05-27T23:05:21.731263164</dc:date>
    <meta:editing-duration>PT1M39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